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6cd" officeooo:paragraph-rsid="000726cd"/>
    </style:style>
    <style:style style:name="P2" style:family="paragraph" style:parent-style-name="Standard" style:list-style-name="L1">
      <style:text-properties officeooo:rsid="000726cd" officeooo:paragraph-rsid="0007e12c"/>
    </style:style>
    <style:style style:name="P3" style:family="paragraph" style:parent-style-name="Standard">
      <style:text-properties officeooo:rsid="000726cd" officeooo:paragraph-rsid="0007e12c"/>
    </style:style>
    <style:style style:name="P4" style:family="paragraph" style:parent-style-name="Standard" style:list-style-name="L4">
      <style:text-properties officeooo:rsid="000726cd" officeooo:paragraph-rsid="000cc1da"/>
    </style:style>
    <style:style style:name="P5" style:family="paragraph" style:parent-style-name="Standard">
      <style:text-properties officeooo:rsid="0007e12c" officeooo:paragraph-rsid="0007e12c"/>
    </style:style>
    <style:style style:name="P6" style:family="paragraph" style:parent-style-name="Standard" style:list-style-name="L2">
      <style:text-properties officeooo:rsid="0007e12c" officeooo:paragraph-rsid="0009a996"/>
    </style:style>
    <style:style style:name="P7" style:family="paragraph" style:parent-style-name="Standard" style:list-style-name="L2">
      <style:text-properties officeooo:rsid="0007e12c" officeooo:paragraph-rsid="0011ce77"/>
    </style:style>
    <style:style style:name="P8" style:family="paragraph" style:parent-style-name="Standard">
      <style:text-properties officeooo:rsid="0007e12c" officeooo:paragraph-rsid="0009a996"/>
    </style:style>
    <style:style style:name="P9" style:family="paragraph" style:parent-style-name="Standard" style:list-style-name="L4">
      <style:text-properties officeooo:rsid="0007e12c" officeooo:paragraph-rsid="0007e12c"/>
    </style:style>
    <style:style style:name="P10" style:family="paragraph" style:parent-style-name="Standard" style:list-style-name="L4">
      <style:text-properties officeooo:rsid="0007e12c" officeooo:paragraph-rsid="0009a996"/>
    </style:style>
    <style:style style:name="P11" style:family="paragraph" style:parent-style-name="Standard" style:list-style-name="L2">
      <style:text-properties officeooo:rsid="0009a996" officeooo:paragraph-rsid="0009a996"/>
    </style:style>
    <style:style style:name="P12" style:family="paragraph" style:parent-style-name="Standard" style:list-style-name="L4">
      <style:text-properties officeooo:rsid="0009a996" officeooo:paragraph-rsid="0009a996"/>
    </style:style>
    <style:style style:name="P13" style:family="paragraph" style:parent-style-name="Standard" style:list-style-name="L3">
      <style:text-properties officeooo:paragraph-rsid="0007e12c"/>
    </style:style>
    <style:style style:name="P14" style:family="paragraph" style:parent-style-name="Standard" style:list-style-name="L2">
      <style:text-properties officeooo:rsid="0011ce77" officeooo:paragraph-rsid="0011ce77"/>
    </style:style>
    <style:style style:name="P15" style:family="paragraph" style:parent-style-name="Standard" style:list-style-name="L4">
      <style:text-properties officeooo:rsid="0013bf40" officeooo:paragraph-rsid="0013bf40"/>
    </style:style>
    <style:style style:name="T1" style:family="text">
      <style:text-properties officeooo:rsid="0007e12c"/>
    </style:style>
    <style:style style:name="T2" style:family="text">
      <style:text-properties officeooo:rsid="0009a996"/>
    </style:style>
    <style:style style:name="T3" style:family="text">
      <style:text-properties officeooo:rsid="000e9339"/>
    </style:style>
    <style:style style:name="T4" style:family="text">
      <style:text-properties officeooo:rsid="0011ce77"/>
    </style:style>
    <style:style style:name="T5" style:family="text">
      <style:text-properties officeooo:rsid="00130774"/>
    </style:style>
    <style:style style:name="T6" style:family="text">
      <style:text-properties officeooo:rsid="0014d4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l radios in same network must have same PAN ID set.</text:p>
      <text:p text:style-name="P1"/>
      <text:p text:style-name="P1"/>
      <text:p text:style-name="P5">AT Mode</text:p>
      <text:list xml:id="list2826072551603229324" text:style-name="L4">
        <text:list-item>
          <text:p text:style-name="P9">Needs DH and DL set to assign the destination radio, using atdh and atdl commands</text:p>
        </text:list-item>
        <text:list-item>
          <text:p text:style-name="P9"><text:span text:style-name="T2">Broadcast d</text:span>estination address, <text:span text:style-name="T2">in DH and DL settings, </text:span><text:s/>0x00000000, 0x0000ffff is broadcast to all radios in same PAN ID</text:p>
        </text:list-item>
        <text:list-item>
          <text:p text:style-name="P12">Specific destination address, in DH and DL settings, goes only to that one receiver.</text:p>
        </text:list-item>
      </text:list>
      <text:p text:style-name="P5"/>
      <text:p text:style-name="P5">API Mode</text:p>
      <text:list xml:id="list1594180509381767381" text:style-name="L3">
        <text:list-item>
          <text:p text:style-name="P13"><text:span text:style-name="T1">Does NOT need DH and DL set to assign destination radio. This is done within the API frame.</text:span></text:p>
        </text:list-item>
      </text:list>
      <text:list xml:id="list3307933183057" text:continue-list="list2826072551603229324" text:style-name="L4">
        <text:list-item>
          <text:p text:style-name="P10"><text:span text:style-name="T2">Broadcast d</text:span>estination address, <text:span text:style-name="T2">in the API frame, </text:span><text:s/>0x00000000, 0x0000ffff is broadcast to all radios in same PAN ID</text:p>
        </text:list-item>
        <text:list-item>
          <text:p text:style-name="P12">Specific destination address, in the API frame, goes only to that one receiver.</text:p>
        </text:list-item>
        <text:list-item>
          <text:p text:style-name="P15">Data to send goes into uart TX buffer via Serial.write(), API frame type is 0x10</text:p>
        </text:list-item>
        <text:list-item>
          <text:p text:style-name="P15">Received data in uart RX buffer via Serial.read(), API frame type is 0x90 RX Received</text:p>
        </text:list-item>
        <text:list-item>
          <text:p text:style-name="P15"/>
        </text:list-item>
      </text:list>
      <text:p text:style-name="P8"/>
      <text:p text:style-name="P3"><text:span text:style-name="T1">M</text:span>ixed API and AT modes</text:p>
      <text:list xml:id="list1587083734914203599" text:style-name="L1">
        <text:list-item>
          <text:p text:style-name="P2">An API mode module can talk to an AT mode module, and vice-versa</text:p>
        </text:list-item>
        <text:list-item>
          <text:p text:style-name="P2">The API or AT mode is how the thing on the serial port (microcontroller, PC etc) talks to the module. </text:p>
        </text:list-item>
      </text:list>
      <text:list xml:id="list3307939151334" text:continue-list="list3307933183057" text:style-name="L4">
        <text:list-item>
          <text:p text:style-name="P4">The choice between API and AT has no effect on how radios talk to othe<text:span text:style-name="T3">r</text:span> radios.</text:p>
          <text:p text:style-name="P4"/>
        </text:list-item>
      </text:list>
      <text:p text:style-name="P3"/>
      <text:p text:style-name="P5">Sending <text:span text:style-name="T5">data</text:span></text:p>
      <text:list xml:id="list317468461398312443" text:style-name="L2">
        <text:list-item>
          <text:p text:style-name="P7"><text:span text:style-name="T4">API frame type is 0x10, Transmit Request</text:span></text:p>
        </text:list-item>
        <text:list-item>
          <text:p text:style-name="P7"><text:span text:style-name="T4">API mode s</text:span>ender puts full frame data into uart TX <text:span text:style-name="T6">buffer</text:span>, from delimiter to checksum, inclusive.</text:p>
        </text:list-item>
        <text:list-item>
          <text:p text:style-name="P11">AT mode sender puts ONLY the payload into uart TX <text:span text:style-name="T6">buffer</text:span>.</text:p>
        </text:list-item>
        <text:list-item>
          <text:p text:style-name="P11">It doesn't matter what mode the receiver isin.</text:p>
        </text:list-item>
      </text:list>
      <text:p text:style-name="P5"/>
      <text:p text:style-name="P5">Receiving <text:span text:style-name="T2">data</text:span></text:p>
      <text:list xml:id="list3307946183097" text:continue-numbering="true" text:style-name="L2">
        <text:list-item>
          <text:p text:style-name="P11">It doesn't matter what mode the sender was in.</text:p>
        </text:list-item>
        <text:list-item>
          <text:p text:style-name="P6">API receiver receives the full frame at uart RX <text:span text:style-name="T6">buffer</text:span>, <text:span text:style-name="T2">from delimiter to checksum, inclusive.</text:span></text:p>
        </text:list-item>
        <text:list-item>
          <text:p text:style-name="P14">API frame type is 0x90, RX Received</text:p>
        </text:list-item>
        <text:list-item>
          <text:p text:style-name="P6">AT receiver receives ONLY the payload on the uart RX <text:span text:style-name="T6">buffer</text:span>.</text:p>
        </text:list-item>
      </text:list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46S</meta:editing-duration>
    <meta:editing-cycles>14</meta:editing-cycles>
    <meta:generator>LibreOffice/4.2.0.4$Windows_x86 LibreOffice_project/05dceb5d363845f2cf968344d7adab8dcfb2ba71</meta:generator>
    <dc:date>2015-10-11T00:33:07.806000000</dc:date>
    <meta:document-statistic meta:table-count="0" meta:image-count="0" meta:object-count="0" meta:page-count="1" meta:paragraph-count="27" meta:word-count="305" meta:character-count="1589" meta:non-whitespace-character-count="1327"/>
    <meta:user-defined meta:name="Info 1"/>
    <meta:user-defined meta:name="Info 2"/>
    <meta:user-defined meta:name="Info 3"/>
    <meta:user-defined meta:name="Info 4"/>
  </office:meta>
</office:document-meta>
</file>